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5.111cm" style:rel-column-width="58251*"/>
    </style:style>
    <style:style style:name="Таблица1.B" style:family="table-column">
      <style:table-column-properties style:column-width="1.889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5.111cm" style:rel-column-width="58251*"/>
    </style:style>
    <style:style style:name="Таблица2.B" style:family="table-column">
      <style:table-column-properties style:column-width="1.889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5.111cm" style:rel-column-width="58251*"/>
    </style:style>
    <style:style style:name="Таблица6.B" style:family="table-column">
      <style:table-column-properties style:column-width="1.889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5.111cm" style:rel-column-width="58251*"/>
    </style:style>
    <style:style style:name="Таблица7.B" style:family="table-column">
      <style:table-column-properties style:column-width="1.889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5.111cm" style:rel-column-width="58251*"/>
    </style:style>
    <style:style style:name="Таблица5.B" style:family="table-column">
      <style:table-column-properties style:column-width="1.889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5.111cm" style:rel-column-width="58251*"/>
    </style:style>
    <style:style style:name="Таблица8.B" style:family="table-column">
      <style:table-column-properties style:column-width="1.889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5.111cm" style:rel-column-width="58251*"/>
    </style:style>
    <style:style style:name="Таблица9.B" style:family="table-column">
      <style:table-column-properties style:column-width="1.889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5.111cm" style:rel-column-width="58251*"/>
    </style:style>
    <style:style style:name="Таблица10.B" style:family="table-column">
      <style:table-column-properties style:column-width="1.889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>
      <style:text-properties officeooo:rsid="000e195b" officeooo:paragraph-rsid="000e195b"/>
    </style:style>
    <style:style style:name="P5" style:family="paragraph" style:parent-style-name="Text_20_body">
      <style:text-properties fo:font-style="italic" officeooo:rsid="000e195b" officeooo:paragraph-rsid="000e195b" style:font-style-asian="italic" style:font-style-complex="italic"/>
    </style:style>
    <style:style style:name="P6" style:family="paragraph" style:parent-style-name="Text_20_body">
      <style:text-properties fo:font-style="italic" officeooo:rsid="000ef029" officeooo:paragraph-rsid="000ef029" style:font-style-asian="italic" style:font-style-complex="italic"/>
    </style:style>
    <style:style style:name="P7" style:family="paragraph" style:parent-style-name="Text_20_body">
      <style:text-properties officeooo:rsid="000ef029" officeooo:paragraph-rsid="000ef029"/>
    </style:style>
    <style:style style:name="P8" style:family="paragraph" style:parent-style-name="Text_20_body">
      <style:text-properties officeooo:rsid="0010ee72" officeooo:paragraph-rsid="0010ee72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96eda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196eda"/>
    </style:style>
    <style:style style:name="P16" style:family="paragraph" style:parent-style-name="Text_20_body">
      <style:text-properties style:text-position="0% 100%" style:font-name="Liberation Serif1" fo:font-style="normal" officeooo:rsid="000ef029" officeooo:paragraph-rsid="000ef029" style:font-style-asian="normal" style:font-style-complex="normal"/>
    </style:style>
    <style:style style:name="P17" style:family="paragraph" style:parent-style-name="Text_20_body">
      <style:text-properties style:text-position="0% 100%" fo:font-style="normal" officeooo:rsid="000ef029" officeooo:paragraph-rsid="000ef029" style:font-style-asian="normal" style:font-style-complex="normal"/>
    </style:style>
    <style:style style:name="P18" style:family="paragraph" style:parent-style-name="Text_20_body">
      <style:text-properties style:text-position="0% 100%" fo:font-style="normal" officeooo:rsid="0010ee72" officeooo:paragraph-rsid="0010ee72" style:font-style-asian="normal" style:font-style-complex="normal"/>
    </style:style>
    <style:style style:name="P19" style:family="paragraph" style:parent-style-name="Text_20_body">
      <style:text-properties officeooo:rsid="00182b38" officeooo:paragraph-rsid="00182b38"/>
    </style:style>
    <style:style style:name="P20" style:family="paragraph" style:parent-style-name="Text_20_body">
      <style:text-properties officeooo:rsid="00191f64" officeooo:paragraph-rsid="00191f64"/>
    </style:style>
    <style:style style:name="P21" style:family="paragraph" style:parent-style-name="Text_20_body">
      <style:text-properties officeooo:rsid="001540f7" officeooo:paragraph-rsid="00196eda"/>
    </style:style>
    <style:style style:name="P22" style:family="paragraph" style:parent-style-name="Text_20_body">
      <style:text-properties officeooo:rsid="00163385" officeooo:paragraph-rsid="00196eda"/>
    </style:style>
    <style:style style:name="P23" style:family="paragraph" style:parent-style-name="Text_20_body">
      <style:text-properties officeooo:paragraph-rsid="00196eda"/>
    </style:style>
    <style:style style:name="P24" style:family="paragraph" style:parent-style-name="Text_20_body">
      <style:text-properties style:text-underline-style="solid" style:text-underline-type="double" style:text-underline-width="auto" style:text-underline-color="font-color" officeooo:rsid="00191f64" officeooo:paragraph-rsid="00196eda"/>
    </style:style>
    <style:style style:name="P25" style:family="paragraph" style:parent-style-name="Text_20_body">
      <style:text-properties officeooo:paragraph-rsid="001c6fdd"/>
    </style:style>
    <style:style style:name="P26" style:family="paragraph" style:parent-style-name="Text_20_body">
      <style:text-properties officeooo:paragraph-rsid="001e5748"/>
    </style:style>
    <style:style style:name="P27" style:family="paragraph" style:parent-style-name="Text_20_body">
      <style:paragraph-properties fo:margin-left="0cm" fo:margin-right="0cm" fo:text-indent="0cm" style:auto-text-indent="true"/>
      <style:text-properties officeooo:paragraph-rsid="001c6fd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text-position="super 58%" style:font-name="Liberation Serif1" fo:font-style="normal" officeooo:rsid="0012fdef" style:font-style-asian="normal" style:font-style-complex="normal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fo:font-style="normal" officeooo:rsid="0010ee72" style:font-style-asian="normal" style:font-style-complex="normal"/>
    </style:style>
    <style:style style:name="T7" style:family="text">
      <style:text-properties style:text-position="0% 100%" fo:font-style="normal" officeooo:rsid="0012fdef" style:font-style-asian="normal" style:font-style-complex="normal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fo:font-style="normal" style:font-style-asian="normal" style:font-style-complex="normal"/>
    </style:style>
    <style:style style:name="T10" style:family="text">
      <style:text-properties style:text-position="0% 100%" style:font-name="Liberation Serif1" fo:font-style="normal" officeooo:rsid="0012fdef" style:font-style-asian="normal" style:font-style-complex="normal"/>
    </style:style>
    <style:style style:name="T11" style:family="text">
      <style:text-properties style:text-position="0% 100%" style:font-name="Liberation Serif1" fo:font-style="italic" officeooo:rsid="0010ee72" style:font-style-asian="italic" style:font-style-complex="italic"/>
    </style:style>
    <style:style style:name="T12" style:family="text">
      <style:text-properties style:text-position="0% 100%" style:font-name="Times New Roman" fo:font-style="normal" style:font-style-asian="normal" style:font-style-complex="normal"/>
    </style:style>
    <style:style style:name="T13" style:family="text">
      <style:text-properties style:text-position="0% 100%" style:font-name="Times New Roman" fo:font-style="normal" officeooo:rsid="0012fdef" style:font-style-asian="normal" style:font-style-complex="normal"/>
    </style:style>
    <style:style style:name="T14" style:family="text">
      <style:text-properties style:text-position="0% 100%" style:font-name="Liberation Serif" fo:font-style="normal" style:font-style-asian="normal" style:font-style-complex="normal"/>
    </style:style>
    <style:style style:name="T15" style:family="text">
      <style:text-properties style:text-position="0% 100%" fo:font-style="italic" officeooo:rsid="0010ee72" style:font-style-asian="italic" style:font-style-complex="italic"/>
    </style:style>
    <style:style style:name="T16" style:family="text">
      <style:text-properties style:text-position="0% 100%" style:font-name="Liberation Serif" fo:font-style="italic" officeooo:rsid="001c6fdd" style:font-style-asian="italic" style:font-style-complex="italic"/>
    </style:style>
    <style:style style:name="T17" style:family="text">
      <style:text-properties style:text-position="0% 100%" style:font-name="Liberation Serif" fo:font-style="normal" officeooo:rsid="001c6fdd" style:font-style-asian="normal" style:font-style-complex="normal"/>
    </style:style>
    <style:style style:name="T18" style:family="text">
      <style:text-properties style:font-name="Liberation Serif1" fo:font-style="italic" officeooo:rsid="0010ee72" style:font-style-asian="italic" style:font-style-complex="italic"/>
    </style:style>
    <style:style style:name="T19" style:family="text">
      <style:text-properties officeooo:rsid="0010ee72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officeooo:rsid="001c6fdd"/>
    </style:style>
    <style:style style:name="T22" style:family="text">
      <style:text-properties style:font-name="Liberation Serif" fo:font-style="italic" officeooo:rsid="001c6fdd" style:font-style-asian="italic" style:font-style-complex="italic"/>
    </style:style>
    <style:style style:name="T23" style:family="text">
      <style:text-properties style:font-name="Liberation Serif" fo:font-style="normal" officeooo:rsid="001c6fdd" style:font-style-asian="normal" style:font-style-complex="normal"/>
    </style:style>
    <style:style style:name="T24" style:family="text">
      <style:text-properties style:font-name="Liberation Serif" officeooo:rsid="001e5748"/>
    </style:style>
    <style:style style:name="T25" style:family="text">
      <style:text-properties style:font-name="Liberation Serif" officeooo:rsid="001e5748" style:font-name-asian="Noto Sans Mono CJK SC" style:font-name-complex="Liberation Mono"/>
    </style:style>
    <style:style style:name="T26" style:family="text">
      <style:text-properties style:font-name="Liberation Serif1" fo:font-style="normal" officeooo:rsid="001c6fdd" style:font-name-asian="Noto Sans Mono CJK SC" style:font-style-asian="normal" style:font-name-complex="Liberation Mono" style:font-style-complex="normal"/>
    </style:style>
    <style:style style:name="T27" style:family="text">
      <style:text-properties style:font-name="Liberation Serif1" fo:font-style="italic" officeooo:rsid="001c6fdd" style:font-name-asian="Noto Sans Mono CJK SC" style:font-style-asian="italic" style:font-name-complex="Liberation Mono" style:font-style-complex="italic"/>
    </style:style>
    <style:style style:name="T28" style:family="text">
      <style:text-properties style:text-position="sub 58%" style:font-name="Liberation Serif" fo:font-style="italic" officeooo:rsid="001c6fdd" style:font-style-asian="italic" style:font-style-complex="italic"/>
    </style:style>
    <style:style style:name="T29" style:family="text">
      <style:text-properties officeooo:rsid="001e574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"><text:a xlink:type="simple" xlink:href="#__RefHeading___Toc595_2998172806" text:style-name="Index_20_Link" text:visited-style-name="Index_20_Link">Оценка необходимого временного шага<text:tab/>3</text:a></text:p>
          <text:p text:style-name="P9"><text:a xlink:type="simple" xlink:href="#__RefHeading___Toc975_1538869534" text:style-name="Index_20_Link" text:visited-style-name="Index_20_Link">Численная схема Верле<text:tab/>4</text:a></text:p>
        </text:index-body>
      </text:table-of-content>
      <text:p text:style-name="Text_20_body"/>
      <text:h text:style-name="P11" text:outline-level="1"/>
      <text:h text:style-name="P11" text:outline-level="1"><text:bookmark-start text:name="__RefHeading___Toc595_2998172806"/>Оценка необходимого временного шага<text:bookmark-end text:name="__RefHeading___Toc595_2998172806"/></text:h>
      <text:p text:style-name="P4">В условиях поставленной задачи можно рассматривать аргон как идеальный газ. Тогда оценку временного шага можно провести через длину свободного <text:span text:style-name="T19">(</text:span><text:span text:style-name="T18">λ</text:span><text:span text:style-name="T19">)</text:span> пробега: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512743388608">
            <table:table-cell table:style-name="Таблица1.A1" office:value-type="string">
              <text:p text:style-name="P2"><draw:frame draw:style-name="fr1" draw:name="Объект1" text:anchor-type="as-char" svg:y="-0.681cm" svg:width="3.187cm" svg:height="1.05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">(<text:sequence text:ref-name="refText2" text:name="Text" text:formula="ooow:Text+1" style:num-format="1">1</text:sequence>)</text:p>
            </table:table-cell>
          </table:table-row>
        </table:table-header-rows>
      </table:table>
      <text:p text:style-name="Text_20_body"/>
      <text:p text:style-name="P4">где <text:span text:style-name="T1">n – </text:span><text:span text:style-name="T2">концентрация атомов, см</text:span><text:span text:style-name="T3">-3</text:span><text:span text:style-name="T5">,</text:span></text:p>
      <text:p text:style-name="P5"><text:span text:style-name="T8">σ – </text:span><text:span text:style-name="T9">эффективное сечение рассеяния,</text:span></text:p>
      <text:p text:style-name="P6"><text:span text:style-name="T8">d</text:span><text:span text:style-name="T9"> – характерный размер молекулы, 1.92</text:span><text:span text:style-name="T13">·</text:span><text:span text:style-name="T10">10</text:span><text:span text:style-name="T4">-8</text:span><text:span text:style-name="T10"> см</text:span><text:span text:style-name="T9">.</text:span></text:p>
      <text:p text:style-name="P16">Поскольку газ рассматривается при нормальных условиях, его концентрацию можно определить следующим образом:</text:p>
      <text:p text:style-name="P16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512743454240">
            <table:table-cell table:style-name="Таблица2.A1" office:value-type="string">
              <text:p text:style-name="P2"><draw:frame draw:style-name="fr1" draw:name="Объект2" text:anchor-type="as-char" svg:y="-0.619cm" svg:width="1.492cm" svg:height="0.99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">(<text:sequence text:ref-name="refText3" text:name="Text" text:formula="ooow:Text+1" style:num-format="1">2</text:sequence>)</text:p>
            </table:table-cell>
          </table:table-row>
        </table:table-header-rows>
      </table:table>
      <text:p text:style-name="Text_20_body"/>
      <text:p text:style-name="P7">где <text:span text:style-name="T1">P – </text:span><text:span text:style-name="T2">давление, равное 10</text:span><text:span text:style-name="T3">8</text:span><text:span text:style-name="T5"> дин/см</text:span><text:span text:style-name="T3">2</text:span><text:span text:style-name="T5">,</text:span></text:p>
      <text:p text:style-name="P7"><text:span text:style-name="T5">k – постоянная Больцмана, равная 1.3806</text:span><text:span text:style-name="T12">·</text:span><text:span text:style-name="T14">10</text:span><text:span text:style-name="T3">-16</text:span><text:span text:style-name="T5"> эрг/К,</text:span></text:p>
      <text:p text:style-name="P17">T – температура газа, составляющая 300 К.</text:p>
      <text:p text:style-name="P7"><text:span text:style-name="T5">Длина свободного пробега составила примерно 1.4306</text:span><text:span text:style-name="T12">·</text:span><text:span text:style-name="T14">10</text:span><text:span text:style-name="T3">-7</text:span><text:span text:style-name="T5"> см. </text:span><text:span text:style-name="T6">Характерное время между соударениями (</text:span><text:span text:style-name="T11">τ</text:span><text:span text:style-name="T6">) оценивалось как отношение длины свободного пробега к наиболее вероятной скорости (</text:span><text:span text:style-name="T15">v</text:span><text:span text:style-name="T6">).</text:span></text:p>
      <text:p text:style-name="P18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512743449392">
            <table:table-cell table:style-name="Таблица3.A1" office:value-type="string">
              <text:p text:style-name="P2"><draw:frame draw:style-name="fr1" draw:name="Объект3" text:anchor-type="as-char" svg:y="-0.706cm" svg:width="3.134cm" svg:height="1.08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3">(<text:sequence text:ref-name="refText4" text:name="Text" text:formula="ooow:Text+1" style:num-format="1">3</text:sequence>)</text:p>
            </table:table-cell>
          </table:table-row>
        </table:table-header-rows>
      </table:table>
      <text:p text:style-name="Text_20_body"/>
      <text:p text:style-name="P8">где <text:span text:style-name="T1">m – </text:span><text:span text:style-name="T2">масса молекулы.</text:span></text:p>
      <text:p text:style-name="P8"><text:span text:style-name="T2">Таким образом характерное время – величина порядка 10</text:span><text:span text:style-name="T3">-12</text:span><text:span text:style-name="T5">. Для первого приближения был выбран шаг по времени на порядок меньший полученной </text:span><text:span text:style-name="T7">выше</text:span><text:span text:style-name="T5"> оценки.</text:span></text:p>
      <text:h text:style-name="P11" text:outline-level="1"><text:bookmark-start text:name="__RefHeading___Toc975_1538869534"/>Численная схема Верле<text:bookmark-end text:name="__RefHeading___Toc975_1538869534"/></text:h>
      <text:p text:style-name="P19">Уравнение Ньютона для молекулы можно записать в следующем виде:</text:p>
      <text:p text:style-name="P19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TableLine94512805160512">
            <table:table-cell table:style-name="Таблица6.A1" office:value-type="string">
              <text:p text:style-name="P2"><draw:frame draw:style-name="fr1" draw:name="Объект6" text:anchor-type="as-char" svg:y="-1.485cm" svg:width="7.207cm" svg:height="2.858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3">(<text:sequence text:ref-name="refText5" text:name="Text" text:formula="ooow:Text+1" style:num-format="1">4</text:sequence>)</text:p>
            </table:table-cell>
          </table:table-row>
        </table:table-header-rows>
      </table:table>
      <text:p text:style-name="Text_20_body"/>
      <text:p text:style-name="P20">В качестве алгоритма повышенной точности для решения уравнений типа <text:sequence-ref text:reference-format="text" text:ref-name="refText5">(4)</text:sequence-ref><text:s/>используют схему Верле – она имеет третий порядок точности по координате и второй по скорости:</text:p>
      <text:p text:style-name="P20"/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 table:style-name="TableLine94512813610512">
            <table:table-cell table:style-name="Таблица7.A1" office:value-type="string">
              <text:p text:style-name="P2"><draw:frame draw:style-name="fr1" draw:name="Объект7" text:anchor-type="as-char" svg:y="-1.207cm" svg:width="3.806cm" svg:height="2.261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3">(<text:sequence text:ref-name="refText6" text:name="Text" text:formula="ooow:Text+1" style:num-format="1">5</text:sequence>)</text:p>
            </table:table-cell>
          </table:table-row>
        </table:table-header-rows>
      </table:table>
      <text:p text:style-name="Text_20_body"/>
      <text:p text:style-name="P20">Стоит отметить, что точность разностной схемы <text:sequence-ref text:reference-format="text" text:ref-name="refText6">(5)</text:sequence-ref><text:s/>недостаточна для моделирования ряда физических эффектов, например, испарения с поверхности жидкой фазы. Однако для поставленной задачи алгоритм Верле <text:sequence-ref text:reference-format="text" text:ref-name="refText6">(5)</text:sequence-ref><text:s/>годится.</text:p>
      <text:p text:style-name="P20"/>
      <text:h text:style-name="P11" text:outline-level="1"><text:span text:style-name="Teletype">Взаимодействие атомов по потенциалу Леннарда-Джонса</text:span></text:h>
      <text:p text:style-name="P21">За потенциал двухчастичного взаимодействия в рассматриваемом случае можно принять потенциал Ленарда-Джонса:</text:p>
      <text:p text:style-name="P21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94512818966592">
            <table:table-cell table:style-name="Таблица4.A1" office:value-type="string">
              <text:p text:style-name="P13"><draw:frame draw:style-name="fr1" draw:name="Объект4" text:anchor-type="as-char" svg:y="-0.667cm" svg:width="4.352cm" svg:height="1.136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15">(<text:sequence text:ref-name="refText0" text:name="Text" text:formula="ooow:Text+1" style:num-format="1">6</text:sequence>)</text:p>
            </table:table-cell>
          </table:table-row>
        </table:table-header-rows>
      </table:table>
      <text:p text:style-name="P23"/>
      <text:p text:style-name="P22">Соответсвующая сила межатомного взаимодействия имеет вид:</text:p>
      <text:p text:style-name="P22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TableLine94512758344976">
            <table:table-cell table:style-name="Таблица5.A1" office:value-type="string">
              <text:p text:style-name="P13"><draw:frame draw:style-name="fr1" draw:name="Объект5" text:anchor-type="as-char" svg:y="-0.667cm" svg:width="6.987cm" svg:height="1.136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15">(<text:sequence text:ref-name="refText1" text:name="Text" text:formula="ooow:Text+1" style:num-format="1">7</text:sequence>)</text:p>
            </table:table-cell>
          </table:table-row>
        </table:table-header-rows>
      </table:table>
      <text:p text:style-name="P24"/>
      <text:p text:style-name="P24"/>
      <text:h text:style-name="P11" text:outline-level="1"><text:span text:style-name="Teletype">Периодические граничные условия</text:span></text:h>
      <text:p text:style-name="P25"><text:span text:style-name="Teletype"><text:span text:style-name="T21">Пусть </text:span></text:span><text:span text:style-name="Teletype"><text:span text:style-name="T22">N </text:span></text:span><text:span text:style-name="Teletype"><text:span text:style-name="T23">частиц находятся в объёме с характерным размером </text:span></text:span><text:span text:style-name="Teletype"><text:span text:style-name="T22">L. </text:span></text:span><text:span text:style-name="Teletype"><text:span text:style-name="T23">Если при этом </text:span></text:span><text:span text:style-name="Teletype"><text:span text:style-name="T27">ρ </text:span></text:span><text:span text:style-name="Teletype"><text:span text:style-name="T26">– плотность газа, то:</text:span></text:span></text:p>
      <text:p text:style-name="P25"><text:span text:style-name="Teletype"><text:span text:style-name="T26"/></text:span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 table:style-name="TableLine94512827827664">
            <table:table-cell table:style-name="Таблица8.A1" office:value-type="string">
              <text:p text:style-name="P2"><draw:frame draw:style-name="fr1" draw:name="Объект8" text:anchor-type="as-char" svg:y="-0.437cm" svg:width="1.715cm" svg:height="0.543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3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Text_20_body"><text:span text:style-name="Teletype"/></text:p>
      <text:p text:style-name="P25"><text:span text:style-name="Teletype"><text:span text:style-name="T21">Отношение числа частиц, находящихся вблизи стенок </text:span></text:span><text:span text:style-name="Teletype"><text:span text:style-name="T22">N</text:span></text:span><text:span text:style-name="Teletype"><text:span text:style-name="T28">S</text:span></text:span><text:span text:style-name="Teletype"><text:span text:style-name="T21"> к общему числу частиц в объёме </text:span></text:span><text:span text:style-name="Teletype"><text:span text:style-name="T22">N</text:span></text:span><text:span text:style-name="Teletype"><text:span text:style-name="T28">V</text:span></text:span><text:span text:style-name="Teletype"><text:span text:style-name="T16"> </text:span></text:span><text:span text:style-name="Teletype"><text:span text:style-name="T17">пропорционально</text:span></text:span></text:p>
      <text:p text:style-name="P27"><text:span text:style-name="Teletype"><text:span text:style-name="T17"/></text:span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 table:style-name="TableLine94512835076272">
            <table:table-cell table:style-name="Таблица9.A1" office:value-type="string">
              <text:p text:style-name="P2"><draw:frame draw:style-name="fr1" draw:name="Объект9" text:anchor-type="as-char" svg:y="-0.683cm" svg:width="2.54cm" svg:height="1.124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3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Text_20_body"><text:span text:style-name="Teletype"><text:span text:style-name="T20"/></text:span></text:p>
      <text:p text:style-name="P25"><text:span text:style-name="Teletype"><text:span text:style-name="T21">Таким образом из выражений </text:span></text:span><text:span text:style-name="Teletype"><text:span text:style-name="T21"><text:sequence-ref text:reference-format="text" text:ref-name="refText7">(8)</text:sequence-ref></text:span></text:span><text:span text:style-name="Teletype"><text:span text:style-name="T21"><text:s/></text:span></text:span><text:span text:style-name="Teletype"><text:span text:style-name="T24">и </text:span></text:span><text:span text:style-name="Teletype"><text:span text:style-name="T24"><text:sequence-ref text:reference-format="text" text:ref-name="refText8">(9)</text:sequence-ref></text:span></text:span><text:span text:style-name="Teletype"><text:span text:style-name="T24"><text:s/>следует:</text:span></text:span></text:p>
      <text:p text:style-name="P25"><text:span text:style-name="Teletype"><text:span text:style-name="T24"/></text:span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 table:style-name="TableLine94512842518528">
            <table:table-cell table:style-name="Таблица10.A1" office:value-type="string">
              <text:p text:style-name="P2"><draw:frame draw:style-name="fr1" draw:name="Объект10" text:anchor-type="as-char" svg:y="-0.683cm" svg:width="1.866cm" svg:height="1.139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3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Text_20_body"><text:span text:style-name="Teletype"/></text:p>
      <text:p text:style-name="P26"><text:span text:style-name="Teletype"><text:span text:style-name="T24">Из </text:span></text:span><text:span text:style-name="Teletype"><text:span text:style-name="T24"><text:sequence-ref text:reference-format="text" text:ref-name="refText9">(10)</text:sequence-ref></text:span></text:span><text:span text:style-name="Teletype"><text:span text:style-name="T24"><text:s/>следует, что доля «пристеночных» молекул невелика, тогда и не велика роль граничных условий.</text:span></text:span></text:p>
      <text:p text:style-name="P26"><text:span text:style-name="Teletype"><text:span text:style-name="T24">Граничные эффекты оказывают минимальное влияние, когда заданы периодические краевые условия. Таким образом необходимо повторить рассматриваемый кубический объём 26 раз. В сущности, для поставленной задачи это означает, что частица, покинувшая область через какую-</text:span></text:span><text:span text:style-name="Teletype"><text:span text:style-name="T25">либо</text:span></text:span><text:span text:style-name="Teletype"><text:span text:style-name="T24"> </text:span></text:span><text:span text:style-name="Teletype"><text:span text:style-name="T25">грань</text:span></text:span><text:span text:style-name="Teletype"><text:span text:style-name="T24"> возвращается с тем же импульсом через противоположную </text:span></text:span><text:span text:style-name="Teletype"><text:span text:style-name="T25">грань</text:span></text:span><text:span text:style-name="Teletype"><text:span text:style-name="T24">.</text:span></text:span></text:p>
      <text:p text:style-name="P26"><text:span text:style-name="Teletype"><text:span text:style-name="T2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5cm" style:contextual-spacing="false" fo:line-height="150%" fo:text-align="justify" style:justify-single-word="false" fo:hyphenation-ladder-count="no-limit" fo:text-indent="1.252cm" style:auto-text-indent="tru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13T15:56:34.264701767</meta:creation-date>
    <meta:generator>LibreOffice/7.1.4.2$Linux_X86_64 LibreOffice_project/e19c8e005a853514adc94ef87a3fca3f43994787</meta:generator>
    <dc:date>2021-08-06T02:57:50.415528107</dc:date>
    <meta:editing-duration>P1DT10H37M3S</meta:editing-duration>
    <meta:editing-cycles>6</meta:editing-cycles>
    <meta:document-statistic meta:table-count="10" meta:image-count="0" meta:object-count="10" meta:page-count="6" meta:paragraph-count="49" meta:word-count="323" meta:character-count="2388" meta:non-whitespace-character-count="2094"/>
  </office:meta>
</office:document-meta>
</file>

<file path=Object 1/content.xml><?xml version="1.0" encoding="utf-8"?>
<math xmlns="http://www.w3.org/1998/Math/MathML" display="block">
  <semantics>
    <mrow>
      <mrow>
        <mi>λ</mi>
        <mo stretchy="false">≈</mo>
        <mfrac>
          <mn>1</mn>
          <mrow>
            <mi>n</mi>
            <mi>σ</mi>
          </mrow>
        </mfrac>
      </mrow>
      <mi>,</mi>
      <mrow>
        <mi>σ</mi>
        <mo stretchy="false">=</mo>
        <mi>π</mi>
      </mrow>
      <mfrac>
        <msup>
          <mi>d</mi>
          <mn>2</mn>
        </msup>
        <mn>4</mn>
      </mfrac>
      <mi>,</mi>
    </mrow>
    <annotation encoding="StarMath 5.0">%lambda approx 1 over { n %sigma }, %sigma = %pi d^2over4,</annotation>
  </semantics>
</math>
</file>

<file path=Object 10/content.xml><?xml version="1.0" encoding="utf-8"?>
<math xmlns="http://www.w3.org/1998/Math/MathML" display="block">
  <semantics>
    <mrow>
      <mfrac>
        <msub>
          <mi>N</mi>
          <mi>S</mi>
        </msub>
        <msub>
          <mi>N</mi>
          <mi>V</mi>
        </msub>
      </mfrac>
      <mo stretchy="false">∼</mo>
      <mfrac>
        <mn>1</mn>
        <mroot>
          <mi>N</mi>
          <mn>3</mn>
        </mroot>
      </mfrac>
    </mrow>
    <annotation encoding="StarMath 5.0">N_S over N_V sim 1 over nroot{3}{N} </annotation>
  </semantics>
</math>
</file>

<file path=Object 2/content.xml><?xml version="1.0" encoding="utf-8"?>
<math xmlns="http://www.w3.org/1998/Math/MathML" display="block">
  <semantics>
    <mrow>
      <mrow>
        <mi>n</mi>
        <mo stretchy="false">=</mo>
        <mfrac>
          <mi>P</mi>
          <mi mathvariant="italic">kT</mi>
        </mfrac>
      </mrow>
      <mi>,</mi>
    </mrow>
    <annotation encoding="StarMath 5.0">n = P over kT,</annotation>
  </semantics>
</math>
</file>

<file path=Object 3/content.xml><?xml version="1.0" encoding="utf-8"?>
<math xmlns="http://www.w3.org/1998/Math/MathML" display="block">
  <semantics>
    <mrow>
      <mrow>
        <mi>τ</mi>
        <mo stretchy="false">=</mo>
        <mfrac>
          <mi>λ</mi>
          <mi>v</mi>
        </mfrac>
      </mrow>
      <mi>,</mi>
      <mrow>
        <mi>v</mi>
        <mo stretchy="false">=</mo>
        <msqrt>
          <mfrac>
            <mrow>
              <mn>2</mn>
              <mi mathvariant="italic">kT</mi>
            </mrow>
            <mi>m</mi>
          </mfrac>
        </msqrt>
      </mrow>
      <mi>,</mi>
    </mrow>
    <annotation encoding="StarMath 5.0">%tau = %lambda over v, v = sqrt { {2kT} over m  },</annotation>
  </semantics>
</math>
</file>

<file path=Object 4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n>4</mn>
      </mrow>
      <mi>ϵ</mi>
      <mrow>
        <mo fence="true" form="prefix" stretchy="true">[</mo>
        <mrow>
          <mrow>
            <msup>
              <mrow>
                <mo fence="true" form="prefix" stretchy="true">(</mo>
                <mrow>
                  <mfrac>
                    <mi>σ</mi>
                    <mi>r</mi>
                  </mfrac>
                </mrow>
                <mo fence="true" form="postfix" stretchy="true">)</mo>
              </mrow>
              <mn>12</mn>
            </msup>
            <mo stretchy="false">−</mo>
            <msup>
              <mrow>
                <mo fence="true" form="prefix" stretchy="true">(</mo>
                <mrow>
                  <mfrac>
                    <mi>σ</mi>
                    <mi>r</mi>
                  </mfrac>
                </mrow>
                <mo fence="true" form="postfix" stretchy="true">)</mo>
              </mrow>
              <mn>6</mn>
            </msup>
          </mrow>
        </mrow>
        <mo fence="true" form="postfix" stretchy="true">]</mo>
      </mrow>
    </mrow>
    <annotation encoding="StarMath 5.0">U( R ) = 4 %epsilon left [ left ( %sigma over r right )^12 - left ( %sigma over r right )^6 right ]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row>
          <mo stretchy="false">−</mo>
          <mfrac>
            <mrow>
              <mo stretchy="false">∂</mo>
              <mi>U</mi>
              <mrow>
                <mo fence="true" form="prefix" stretchy="false">(</mo>
                <mrow>
                  <mi>R</mi>
                </mrow>
                <mo fence="true" form="postfix" stretchy="false">)</mo>
              </mrow>
            </mrow>
            <mrow>
              <mo stretchy="false">∂</mo>
              <mi>r</mi>
            </mrow>
          </mfrac>
        </mrow>
        <mo stretchy="false">=</mo>
        <mn>24</mn>
      </mrow>
      <mfrac>
        <mi>ϵ</mi>
        <mi>R</mi>
      </mfrac>
      <mrow>
        <mo fence="true" form="prefix" stretchy="true">[</mo>
        <mrow>
          <mrow>
            <mn>2</mn>
            <mrow>
              <msup>
                <mrow>
                  <mo fence="true" form="prefix" stretchy="true">(</mo>
                  <mrow>
                    <mfrac>
                      <mi>σ</mi>
                      <mi>R</mi>
                    </mfrac>
                  </mrow>
                  <mo fence="true" form="postfix" stretchy="true">)</mo>
                </mrow>
                <mn>12</mn>
              </msup>
              <mo stretchy="false">−</mo>
              <msup>
                <mrow>
                  <mo fence="true" form="prefix" stretchy="true">(</mo>
                  <mrow>
                    <mfrac>
                      <mi>σ</mi>
                      <mi>R</mi>
                    </mfrac>
                  </mrow>
                  <mo fence="true" form="postfix" stretchy="true">)</mo>
                </mrow>
                <mn>6</mn>
              </msup>
            </mrow>
          </mrow>
        </mrow>
        <mo fence="true" form="postfix" stretchy="true">]</mo>
      </mrow>
    </mrow>
    <annotation encoding="StarMath 5.0">F( R ) = -  {{partial U(R)}over{partial r}} = 24 %epsilon over R left [ 2 left ( %sigma over R right )^12 - left ( %sigma over R right )^6 right ]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frac>
                <mrow>
                  <mi>d</mi>
                  <mover accent="true">
                    <msub>
                      <mi>r</mi>
                      <mi>i</mi>
                    </msub>
                    <mo stretchy="false">⃗</mo>
                  </mover>
                </mrow>
                <mi mathvariant="italic">dt</mi>
              </mfrac>
              <mo stretchy="false">=</mo>
              <mover accent="true">
                <msub>
                  <mi>v</mi>
                  <mi>i</mi>
                </msub>
                <mo stretchy="false">⃗</mo>
              </mover>
            </mrow>
            <mi>,</mi>
          </mrow>
        </mtd>
      </mtr>
      <mtr>
        <mtd>
          <mrow>
            <mi>m</mi>
            <mrow>
              <mfrac>
                <mrow>
                  <mi>d</mi>
                  <mover accent="true">
                    <msub>
                      <mi>v</mi>
                      <mi>i</mi>
                    </msub>
                    <mo stretchy="false">⃗</mo>
                  </mover>
                </mrow>
                <mi mathvariant="italic">dt</mi>
              </mfrac>
              <mo stretchy="false">=</mo>
              <mover accent="true">
                <msub>
                  <mi>F</mi>
                  <mi>i</mi>
                </msub>
                <mo stretchy="false">⃗</mo>
              </mover>
              <mo stretchy="false">=</mo>
              <mn>24</mn>
            </mrow>
            <mi>ϵ</mi>
            <mrow>
              <munder>
                <mo stretchy="false">∑</mo>
                <mrow>
                  <mi>i</mi>
                  <mo stretchy="false">≠</mo>
                  <mi>j</mi>
                </mrow>
              </munder>
              <mfrac>
                <mn>1</mn>
                <msub>
                  <mi>R</mi>
                  <mi mathvariant="italic">ij</mi>
                </msub>
              </mfrac>
            </mrow>
            <mrow>
              <mo fence="true" form="prefix" stretchy="true">[</mo>
              <mrow>
                <mrow>
                  <mn>2</mn>
                  <mrow>
                    <msup>
                      <mrow>
                        <mo fence="true" form="prefix" stretchy="true">(</mo>
                        <mrow>
                          <mfrac>
                            <mi>σ</mi>
                            <msub>
                              <mi>R</mi>
                              <mi mathvariant="italic">ij</mi>
                            </msub>
                          </mfrac>
                        </mrow>
                        <mo fence="true" form="postfix" stretchy="true">)</mo>
                      </mrow>
                      <mn>12</mn>
                    </msup>
                    <mo stretchy="false">−</mo>
                    <msup>
                      <mrow>
                        <mo fence="true" form="prefix" stretchy="true">(</mo>
                        <mrow>
                          <mfrac>
                            <mi>σ</mi>
                            <msub>
                              <mi>R</mi>
                              <mi mathvariant="italic">ij</mi>
                            </msub>
                          </mfrac>
                        </mrow>
                        <mo fence="true" form="postfix" stretchy="true">)</mo>
                      </mrow>
                      <mn>6</mn>
                    </msup>
                  </mrow>
                </mrow>
              </mrow>
              <mo fence="true" form="postfix" stretchy="true">]</mo>
            </mrow>
            <mi>,</mi>
          </mrow>
        </mtd>
      </mtr>
      <mtr>
        <mtd>
          <mrow>
            <mrow>
              <msub>
                <mi>R</mi>
                <mi mathvariant="italic">ij</mi>
              </msub>
              <mo stretchy="false">=</mo>
              <mrow>
                <mo fence="true" form="prefix" stretchy="true">|</mo>
                <mrow>
                  <mrow>
                    <mover accent="true">
                      <msub>
                        <mi>r</mi>
                        <mi>i</mi>
                      </msub>
                      <mo stretchy="false">⃗</mo>
                    </mover>
                    <mo stretchy="false">−</mo>
                    <mover accent="true">
                      <msub>
                        <mi>r</mi>
                        <mi>j</mi>
                      </msub>
                      <mo stretchy="false">⃗</mo>
                    </mover>
                  </mrow>
                </mrow>
                <mo fence="true" form="postfix" stretchy="true">|</mo>
              </mrow>
            </mrow>
            <mi>.</mi>
          </mrow>
        </mtd>
      </mtr>
    </mtable>
    <annotation encoding="StarMath 5.0">{d vec r_i} over dt = vec v_i, newline
m {d vec v_i} over dt = vec F_i = 24 %epsilon sum from i &lt;&gt; j { 1 over R_ij } left [ 2 left (%sigma over R_ij right )^12 - left (%sigma over R_ij right )^6  right ], newline R_ij = abs {vec r_i - vec r_j}.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p>
                <mi>x</mi>
                <mrow>
                  <mi>n</mi>
                  <mo stretchy="false">+</mo>
                  <mn>1</mn>
                </mrow>
              </msup>
              <mo stretchy="false">=</mo>
              <mrow>
                <msup>
                  <mi>x</mi>
                  <mi>n</mi>
                </msup>
                <mo stretchy="false">+</mo>
                <msup>
                  <mi>u</mi>
                  <mi>n</mi>
                </msup>
              </mrow>
            </mrow>
            <mrow>
              <mi>τ</mi>
              <mo stretchy="false">+</mo>
              <mfrac>
                <mrow>
                  <msubsup>
                    <mi>a</mi>
                    <mi>x</mi>
                    <mi>n</mi>
                  </msubsup>
                  <msup>
                    <mi>τ</mi>
                    <mn>2</mn>
                  </msup>
                </mrow>
                <mn>2</mn>
              </mfrac>
            </mrow>
          </mrow>
        </mtd>
      </mtr>
      <mtr>
        <mtd>
          <mrow>
            <msup>
              <mi>u</mi>
              <mrow>
                <mi>n</mi>
                <mo stretchy="false">+</mo>
                <mn>1</mn>
              </mrow>
            </msup>
            <mo stretchy="false">=</mo>
            <mrow>
              <msup>
                <mi>u</mi>
                <mi>n</mi>
              </msup>
              <mo stretchy="false">+</mo>
              <mfrac>
                <mrow>
                  <mrow>
                    <mo fence="true" form="prefix" stretchy="false">(</mo>
                    <mrow>
                      <mrow>
                        <msubsup>
                          <mi>a</mi>
                          <mi>x</mi>
                          <mrow>
                            <mi>n</mi>
                            <mo stretchy="false">+</mo>
                            <mn>1</mn>
                          </mrow>
                        </msubsup>
                        <mo stretchy="false">+</mo>
                        <msubsup>
                          <mi>a</mi>
                          <mi>x</mi>
                          <mi>n</mi>
                        </msubsup>
                      </mrow>
                    </mrow>
                    <mo fence="true" form="postfix" stretchy="false">)</mo>
                  </mrow>
                  <mi>τ</mi>
                </mrow>
                <mn>2</mn>
              </mfrac>
            </mrow>
          </mrow>
        </mtd>
      </mtr>
    </mtable>
    <annotation encoding="StarMath 5.0">x^{ n+1 } = x^n + u^n %tau + {a^n_x %tau^2} over 2 newline
u^{ n+1 } = u^n + { (a_x^{n+1} + a^n_x) %tau } over 2</annotation>
  </semantics>
</math>
</file>

<file path=Object 8/content.xml><?xml version="1.0" encoding="utf-8"?>
<math xmlns="http://www.w3.org/1998/Math/MathML" display="block">
  <semantics>
    <mrow>
      <mrow>
        <mi>N</mi>
        <mo stretchy="false">∼</mo>
        <mi>ρ</mi>
      </mrow>
      <msup>
        <mi>L</mi>
        <mn>3</mn>
      </msup>
      <mi>.</mi>
    </mrow>
    <annotation encoding="StarMath 5.0">N sim %rho L^3 .</annotation>
  </semantics>
</math>
</file>

<file path=Object 9/content.xml><?xml version="1.0" encoding="utf-8"?>
<math xmlns="http://www.w3.org/1998/Math/MathML" display="block">
  <semantics>
    <mrow>
      <mrow>
        <mfrac>
          <msub>
            <mi>N</mi>
            <mi>S</mi>
          </msub>
          <msub>
            <mi>N</mi>
            <mi>V</mi>
          </msub>
        </mfrac>
        <mo stretchy="false">∼</mo>
        <mfrac>
          <msup>
            <mi>L</mi>
            <mn>2</mn>
          </msup>
          <msup>
            <mi>R</mi>
            <mn>3</mn>
          </msup>
        </mfrac>
        <mo stretchy="false">=</mo>
        <mfrac>
          <mn>1</mn>
          <mi>L</mi>
        </mfrac>
      </mrow>
      <mi>.</mi>
    </mrow>
    <annotation encoding="StarMath 5.0">N_S over N_V sim L^2 over R^3 = 1 over L.</annotation>
  </semantics>
</math>
</file>